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86381"/>
    </style:style>
    <style:style style:name="P2" style:family="paragraph" style:parent-style-name="Text_20_body">
      <style:text-properties officeooo:rsid="00186381" officeooo:paragraph-rsid="00186381"/>
    </style:style>
    <style:style style:name="P3" style:family="paragraph" style:parent-style-name="Darktable_20_chapter_20_title">
      <style:text-properties officeooo:rsid="0016eb6e" officeooo:paragraph-rsid="0016eb6e"/>
    </style:style>
    <style:style style:name="P4" style:family="paragraph" style:parent-style-name="Darktable_20_heading_20_1">
      <style:text-properties officeooo:rsid="0016eb6e" officeooo:paragraph-rsid="0016eb6e"/>
    </style:style>
    <style:style style:name="P5" style:family="paragraph" style:parent-style-name="Text_20_body">
      <style:text-properties officeooo:rsid="00197ac9" officeooo:paragraph-rsid="001c8aa7"/>
    </style:style>
    <style:style style:name="P6" style:family="paragraph" style:parent-style-name="Text_20_body">
      <style:text-properties officeooo:paragraph-rsid="001f5dad"/>
    </style:style>
    <style:style style:name="P7" style:family="paragraph" style:parent-style-name="Darktable_20_text">
      <style:text-properties officeooo:rsid="00197ac9" officeooo:paragraph-rsid="00197ac9"/>
    </style:style>
    <style:style style:name="P8" style:family="paragraph" style:parent-style-name="Darktable_20_text">
      <style:text-properties officeooo:rsid="00197ac9" officeooo:paragraph-rsid="001c8aa7"/>
    </style:style>
    <style:style style:name="P9" style:family="paragraph" style:parent-style-name="Darktable_20_text">
      <style:text-properties officeooo:rsid="00197ac9" officeooo:paragraph-rsid="001e0eeb"/>
    </style:style>
    <style:style style:name="P10" style:family="paragraph" style:parent-style-name="Darktable_20_text">
      <style:text-properties officeooo:rsid="00197ac9" officeooo:paragraph-rsid="001c8aa7" fo:background-color="#ffff00"/>
    </style:style>
    <style:style style:name="P11" style:family="paragraph" style:parent-style-name="Darktable_20_text">
      <style:text-properties officeooo:rsid="0016eb6e" officeooo:paragraph-rsid="0016eb6e"/>
    </style:style>
    <style:style style:name="P12" style:family="paragraph" style:parent-style-name="Darktable_20_text">
      <style:text-properties officeooo:rsid="0016eb6e" officeooo:paragraph-rsid="001f5dad"/>
    </style:style>
    <style:style style:name="P13" style:family="paragraph" style:parent-style-name="Darktable_20_heading_20_1">
      <style:text-properties officeooo:rsid="0016eb6e" officeooo:paragraph-rsid="0016eb6e"/>
    </style:style>
    <style:style style:name="P14" style:family="paragraph" style:parent-style-name="Darktable_20_heading_20_2">
      <style:text-properties officeooo:paragraph-rsid="001f5dad"/>
    </style:style>
    <style:style style:name="P15" style:family="paragraph" style:parent-style-name="Darktable_20_heading_20_2">
      <style:text-properties officeooo:rsid="00186381" officeooo:paragraph-rsid="001f5dad"/>
    </style:style>
    <style:style style:name="T1" style:family="text">
      <style:text-properties officeooo:rsid="0016eb6e"/>
    </style:style>
    <style:style style:name="T2" style:family="text">
      <style:text-properties officeooo:rsid="00186381"/>
    </style:style>
    <style:style style:name="T3" style:family="text">
      <style:text-properties officeooo:rsid="001af34e"/>
    </style:style>
    <style:style style:name="T4" style:family="text">
      <style:text-properties officeooo:rsid="001c8aa7"/>
    </style:style>
    <style:style style:name="T5" style:family="text">
      <style:text-properties officeooo:rsid="001e0eeb"/>
    </style:style>
    <style:style style:name="T6" style:family="text">
      <style:text-properties officeooo:rsid="001e0eeb" fo:background-color="#ffff00"/>
    </style:style>
    <style:style style:name="T7" style:family="text">
      <style:text-properties officeooo:rsid="001f5dad" fo:background-color="#ffff00"/>
    </style:style>
    <style:style style:name="T8" style:family="text">
      <style:text-properties officeooo:rsid="001f5dad"/>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font-style="italic" style:text-underline-style="none" style:font-style-asian="italic" style:font-style-complex="italic"/>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P3">A simple tutorial</text:p>
      <text:p text:style-name="Darktable_20_text">Th<text:span text:style-name="T1">is</text:span> chapter <text:span text:style-name="T1">will briefly introduce you the user interface (UI) of </text:span><text:span text:style-name="T2">d</text:span><text:span text:style-name="T1">arktable </text:span><text:span text:style-name="T2">and will guide you through the development of your digital negative</text:span>.</text:p>
      <text:h text:style-name="P4" text:outline-level="2">Starting darktable</text:h>
      <text:p text:style-name="P1"><text:span text:style-name="T2">You can start darktable from a console or through the graphic shell like GNOME or KDE</text:span>. </text:p>
      <text:p text:style-name="P2">I suggest to run it from the the console, since it prints any error that may happen during the startup.</text:p>
      <text:p text:style-name="P2">For example to start it from the console in KDE, you go to the bin directory then start it by issuing the darktable command, or darktable-faster if you want the “faster” version that copies the database in memory to speed up the operations.</text:p>
      <text:p text:style-name="P5">The user interface of darktable (which will be described in the next chapter) will <text:span text:style-name="T3">be similar to</text:span> the following figure <text:span text:style-name="T4">(your mileage may vary, for example you will probably see a different version)</text:span>:</text:p>
      <text:h text:style-name="P15" text:outline-level="3" text:is-list-header="true"><draw:frame draw:style-name="Graphics" draw:name="Frame1" text:anchor-type="paragraph" svg:width="6.6929in" draw:z-index="0"><draw:text-box fo:min-height="3.7626in"><text:p text:style-name="Darktable_20_caption"><draw:frame draw:style-name="fr1" draw:name="graphics1" text:anchor-type="paragraph" svg:x="0.0016in" svg:y="0.0008in" svg:width="6.6929in" style:rel-width="100%" svg:height="3.7626in"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P15" text:outline-level="3"><text:span text:style-name="T8">Lighttable mode</text:span></text:h>
      <text:p text:style-name="P6"><text:span text:style-name="T8">This is the </text:span><text:span text:style-name="Emphasis"><text:span text:style-name="T8">lighttable</text:span></text:span><text:span text:style-name="T8"> mode, one of the two modalities you can use in darktable. In this mode you can import single photos or entire directories, do file handling (like delete, rename), and tag your photos. These options will be thoroughly described in the chapter </text:span><text:span text:style-name="T7">(TODO: insert number of the chapter where the UI is described)</text:span></text:p>
      <text:h text:style-name="P4" text:outline-level="2"><text:soft-page-break/>Importing a film roll</text:h>
      <text:p text:style-name="P7">After you <text:span text:style-name="T5">have</text:span> run <text:span text:style-name="T4">darktable, you have to import a film roll to develop your digital negatives.</text:span></text:p>
      <text:p text:style-name="P8"><text:span text:style-name="T4">Along with this tutorial you can find a sample directory with some example photos.</text:span></text:p>
      <text:p text:style-name="P10"><text:span text:style-name="T4">TODO : specify the </text:span><text:span text:style-name="T5">remote URL of the directory</text:span></text:p>
      <text:p text:style-name="P9"><text:span text:style-name="T5">To import a film roll, click on the button folder located in the import group in the top right angle of the window</text:span></text:p>
      <text:p text:style-name="P9"><draw:frame draw:style-name="fr2" draw:name="graphics2" text:anchor-type="paragraph" svg:width="6.6929in" svg:height="3.7626in" draw:z-index="2"><draw:image xlink:href="../images/ui_import_folder.png" xlink:type="simple" xlink:show="embed" xlink:actuate="onLoad" draw:filter-name="&lt;All formats&gt;"/></draw:frame><text:span text:style-name="T5"/></text:p>
      <text:p text:style-name="P9"><text:span text:style-name="T5">Choose the directory to import (</text:span><text:span text:style-name="T6">TODO : define the directory location as an assumption and specify the assumptions at the start of the tutorial or the document</text:span><text:span text:style-name="T5"> ), then click OK</text:span></text:p>
      <text:p text:style-name="P9"><text:span text:style-name="T5">After you clicked OK the main window should be similar to the following figure :</text:span></text:p>
      <text:p text:style-name="P9"><draw:frame draw:style-name="fr2" draw:name="graphics3" text:anchor-type="paragraph" svg:width="6.6929in" svg:height="3.7626in" draw:z-index="3"><draw:image xlink:href="../images/ui_folder_imported.png" xlink:type="simple" xlink:show="embed" xlink:actuate="onLoad" draw:filter-name="&lt;All formats&gt;"/></draw:frame><text:span text:style-name="T5"/></text:p>
      <text:h text:style-name="P4" text:outline-level="2"><text:soft-page-break/>Developing one (or more) photo(s)</text:h>
      <text:p text:style-name="P12"><text:span text:style-name="T8">In this section we will develop the photos we just imported. </text:span></text:p>
      <text:h text:style-name="P14" text:outline-level="3"><text:span text:style-name="T8">Rotating a distorted photo</text:span></text:h>
      <text:h text:style-name="P14" text:outline-level="3"><text:span text:style-name="T8"/></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style style:name="Darktable_20_heading_20_2" style:display-name="Darktable heading 2" style:family="paragraph" style:parent-style-name="Heading_20_2" style:default-outline-level="3"/>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1H06M27S</meta:editing-duration>
    <meta:editing-cycles>5</meta:editing-cycles>
    <meta:generator>OpenOffice.org/3.2$Unix OpenOffice.org_project/320m19$Build-9505</meta:generator>
    <dc:date>2011-03-24T00:08:40</dc:date>
    <meta:document-statistic meta:table-count="0" meta:image-count="3" meta:object-count="0" meta:page-count="3" meta:paragraph-count="21" meta:word-count="342" meta:character-count="1934"/>
  </office:meta>
</office:document-meta>
</file>